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Preformatted_20_Text" style:list-style-name="L1"/>
    <style:style style:name="P10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5" style:family="paragraph" style:parent-style-name="Preformatted_20_Text" style:list-style-name="L1">
      <style:paragraph-properties style:writing-mode="lr-tb"/>
    </style:style>
    <style:style style:name="P10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7" style:family="paragraph" style:parent-style-name="Standard">
      <style:text-properties officeooo:rsid="008bd7c1" officeooo:paragraph-rsid="008bd7c1"/>
    </style:style>
    <style:style style:name="P108" style:family="paragraph" style:parent-style-name="Standard">
      <style:text-properties officeooo:rsid="008f3773" officeooo:paragraph-rsid="008f3773"/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9"><text:span text:style-name="Strong_20_Emphasis">Edite o arquivo de configuração</text:span> para incluir um virtual host específico para o projeto. Por exemplo, adicione algo assim:</text:p>
          <text:p text:style-name="P103"><text:span text:style-name="Source_20_Text">&lt;VirtualHost *:80&gt;</text:span></text:p>
          <text:p text:style-name="P105"><text:span text:style-name="Source_20_Text"><text:s text:c="4"/>DocumentRoot "C:/laragon/www/joão ribeiro/Laravel 11 Framework, Ecossistema e Projetos Web/notes/public"</text:span></text:p>
          <text:p text:style-name="P105"><text:span text:style-name="Source_20_Text"><text:s text:c="4"/>ServerName notes.test</text:span></text:p>
          <text:p text:style-name="P105"><text:span text:style-name="Source_20_Text"><text:s text:c="4"/>&lt;Directory "C:/laragon/www/joão ribeiro/Laravel 11 Framework, Ecossistema e Projetos Web/notes/public"&gt;</text:span></text:p>
          <text:p text:style-name="P105"><text:span text:style-name="Source_20_Text"><text:s text:c="8"/>AllowOverride All</text:span></text:p>
          <text:p text:style-name="P105"><text:span text:style-name="Source_20_Text"><text:s text:c="8"/>Require all granted</text:span></text:p>
          <text:p text:style-name="P105"><text:span text:style-name="Source_20_Text"><text:s text:c="4"/>&lt;/Directory&gt;</text:span></text:p>
          <text:p text:style-name="P106"><text:span text:style-name="Source_20_Text">&lt;/VirtualHost&gt;</text:span></text:p>
        </text:list-item>
        <text:list-item>
          <text:p text:style-name="P10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0">Abra o arquivo <text:span text:style-name="Source_20_Text">C:\Windows\System32\drivers\etc\hosts</text:span> como administrador.</text:p>
            </text:list-item>
            <text:list-item>
              <text:p text:style-name="P109">Adicione a linha abaixo no final do arquivo:</text:p>
              <text:p text:style-name="P102">Copiar código</text:p>
              <text:p text:style-name="P104"><text:span text:style-name="Source_20_Text">127.0.0.1 notes.test</text:span></text:p>
            </text:list-item>
          </text:list>
        </text:list-item>
        <text:list-item>
          <text:p text:style-name="P10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7">77-<text:span text:style-name="T250">route parameters with constraints </text:span></text:p>
      <text:p text:style-name="P107">-<text:span text:style-name="T251">constraints são restrições, estas restrições podem ser usadas nas routes, ou seja, definir por <text:tab/>exemplo, o tipo de dado aguardado no parâmetro de uma route</text:span></text:p>
      <text:p text:style-name="P107"><text:soft-page-break/>-<text:span text:style-name="T252">as constraints permitem então, tipar os dados que serão passados nas routes. </text:span></text:p>
      <text:p text:style-name="P107"/>
      <text:p text:style-name="P108">78-</text:p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1T13:34:26.619000000</dc:date>
    <meta:editing-duration>PT13H48M32S</meta:editing-duration>
    <meta:editing-cycles>110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21" meta:word-count="3532" meta:character-count="22888" meta:non-whitespace-character-count="19030"/>
  </office:meta>
</office:document-meta>
</file>